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style:font-name="Calibri2"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li też starsi weterani, którzy się ponownie zaciągnęli - jak powiadali, po raz ostatni wojować - że dragoni więcej przecie pieszo walczą</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text:soft-page-break/>-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text:soft-page-break/>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text:soft-page-break/>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text:soft-page-break/>-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text:span><text:soft-page-break/><text:span text:style-name="T8">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text:soft-page-break/>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text:soft-page-break/>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text:soft-page-break/>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oft-page-break/><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oft-page-break/><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uprzednio dragonię koronną, i pomaszerował przez </text:span><text:span text:style-name="T9">Pińsk</text:span><text:span text:style-name="T6"> na południe. </text:span></text:p>
      <text:p text:style-name="Text_20_body"><text:span text:style-name="T3"/></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oft-page-break/><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05T08:53:27.30</dc:date>
    <meta:editing-cycles>840</meta:editing-cycles>
    <meta:editing-duration>P2DT21M34S</meta:editing-duration>
    <meta:document-statistic meta:table-count="0" meta:image-count="0" meta:object-count="0" meta:page-count="15" meta:paragraph-count="138" meta:word-count="6837" meta:character-count="4632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